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299B9A271BD560AD36A.gif" manifest:media-type="image/gif"/>
  <manifest:file-entry manifest:full-path="Pictures/100002010000001400000023C504B987075B9F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87cm" svg:x="1cm" svg:y="4.429cm">
          <draw:image xlink:href="Pictures/100000000000037D00000299B9A271BD560AD36A.gif" xlink:type="simple" xlink:show="embed" xlink:actuate="onLoad" loext:mime-type="image/gif">
            <text:p/>
          </draw:image>
        </draw:frame>
        <draw:frame draw:style-name="gr1" draw:text-style-name="P1" draw:layer="layout" svg:width="0.528cm" svg:height="0.925cm" svg:x="5.572cm" svg:y="6.171cm">
          <draw:image xlink:href="Pictures/100002010000001400000023C504B987075B9FFE.png" xlink:type="simple" xlink:show="embed" xlink:actuate="onLoad" loext:mime-type="image/png">
            <text:p/>
          </draw:image>
        </draw:frame>
        <draw:frame draw:style-name="gr1" draw:text-style-name="P1" draw:layer="layout" svg:width="0.528cm" svg:height="0.925cm" svg:x="13.573cm" svg:y="7.35cm">
          <draw:image xlink:href="Pictures/100002010000001400000023C504B987075B9FFE.png" xlink:type="simple" xlink:show="embed" xlink:actuate="onLoad" loext:mime-type="image/png">
            <text:p/>
          </draw:image>
        </draw:frame>
        <draw:frame draw:style-name="gr1" draw:text-style-name="P1" draw:layer="layout" svg:width="0.528cm" svg:height="0.925cm" svg:x="14.843cm" svg:y="7.314cm">
          <draw:image xlink:href="Pictures/100002010000001400000023C504B987075B9FFE.png" xlink:type="simple" xlink:show="embed" xlink:actuate="onLoad" loext:mime-type="image/png">
            <text:p/>
          </draw:image>
        </draw:frame>
        <draw:frame draw:style-name="gr1" draw:text-style-name="P1" draw:layer="layout" svg:width="0.528cm" svg:height="0.925cm" svg:x="14.061cm" svg:y="13.283cm">
          <draw:image xlink:href="Pictures/100002010000001400000023C504B987075B9F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4-01-15T11:06:43.126000000</dc:date>
    <meta:editing-duration>PT1M30S</meta:editing-duration>
    <meta:editing-cycles>1</meta:editing-cycles>
    <meta:generator>LibreOffice/6.4.7.2$Windows_X86_64 LibreOffice_project/639b8ac485750d5696d7590a72ef1b496725cfb5</meta:generator>
    <meta:document-statistic meta:object-count="5"/>
  </office:meta>
</office:document-meta>
</file>